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fc2f" officeooo:paragraph-rsid="0010fc2f"/>
    </style:style>
    <style:style style:name="P2" style:family="paragraph" style:parent-style-name="Standard">
      <style:text-properties officeooo:rsid="00130325" officeooo:paragraph-rsid="00130325"/>
    </style:style>
    <style:style style:name="P3" style:family="paragraph" style:parent-style-name="Standard">
      <style:text-properties officeooo:rsid="0017e56f" officeooo:paragraph-rsid="0017e56f"/>
    </style:style>
    <style:style style:name="P4" style:family="paragraph" style:parent-style-name="Standard">
      <style:text-properties officeooo:rsid="001a20a3" officeooo:paragraph-rsid="001a20a3"/>
    </style:style>
    <style:style style:name="P5" style:family="paragraph" style:parent-style-name="Standard">
      <style:text-properties officeooo:rsid="001a20a3" officeooo:paragraph-rsid="001c1ff7"/>
    </style:style>
    <style:style style:name="P6" style:family="paragraph" style:parent-style-name="Standard">
      <style:text-properties officeooo:rsid="001c1ff7" officeooo:paragraph-rsid="001c1ff7"/>
    </style:style>
    <style:style style:name="P7" style:family="paragraph" style:parent-style-name="Standard">
      <style:text-properties officeooo:rsid="001c50ee" officeooo:paragraph-rsid="001c50ee"/>
    </style:style>
    <style:style style:name="P8" style:family="paragraph" style:parent-style-name="Standard">
      <style:text-properties officeooo:rsid="001c6ec1" officeooo:paragraph-rsid="001c6ec1"/>
    </style:style>
    <style:style style:name="P9" style:family="paragraph" style:parent-style-name="Standard">
      <style:text-properties officeooo:rsid="001e36f4" officeooo:paragraph-rsid="001e36f4"/>
    </style:style>
    <style:style style:name="P10" style:family="paragraph" style:parent-style-name="Standard">
      <style:text-properties officeooo:rsid="0020f119" officeooo:paragraph-rsid="0020f119"/>
    </style:style>
    <style:style style:name="T1" style:family="text">
      <style:text-properties officeooo:rsid="00130325"/>
    </style:style>
    <style:style style:name="T2" style:family="text">
      <style:text-properties officeooo:rsid="0017e56f"/>
    </style:style>
    <style:style style:name="T3" style:family="text">
      <style:text-properties officeooo:rsid="0018ed92"/>
    </style:style>
    <style:style style:name="T4" style:family="text">
      <style:text-properties officeooo:rsid="001c1ff7"/>
    </style:style>
    <style:style style:name="T5" style:family="text">
      <style:text-properties style:text-position="super 58%" officeooo:rsid="001c1ff7"/>
    </style:style>
    <style:style style:name="T6" style:family="text">
      <style:text-properties officeooo:rsid="001c50ee"/>
    </style:style>
    <style:style style:name="T7" style:family="text">
      <style:text-properties officeooo:rsid="001c6ec1"/>
    </style:style>
    <style:style style:name="T8" style:family="text">
      <style:text-properties officeooo:rsid="001e36f4"/>
    </style:style>
    <style:style style:name="T9" style:family="text">
      <style:text-properties officeooo:rsid="00205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are the list types of html?</text:p>
      <text:p text:style-name="P1">Defination list, ordered list, unordered list</text:p>
      <text:p text:style-name="P1"/>
      <text:p text:style-name="P1">2. <text:s/>For making up navigation and many other groups of links what is the most commonly used list type?</text:p>
      <text:p text:style-name="P1">Unordered list</text:p>
      <text:p text:style-name="P1"/>
      <text:p text:style-name="P1">3. &lt;ol&gt; &lt;ol&gt; &lt;li&gt;<text:tab/>&lt;/li&gt;&lt;/ol&gt;&lt;/ol&gt; - <text:span text:style-name="T1">what kind of list type it is?</text:span></text:p>
      <text:p text:style-name="P2">Nested list.</text:p>
      <text:p text:style-name="P2"/>
      <text:p text:style-name="P2">4. &lt;dd&gt;<text:tab/>&lt;/dd&gt; - what is meant by this element?</text:p>
      <text:p text:style-name="P2">Definition description</text:p>
      <text:p text:style-name="P2"><text:s/></text:p>
      <text:p text:style-name="P2">5. dt may contain ------ content only, while a dd may contain -------- content.</text:p>
      <text:p text:style-name="P2">Inline, block-level .</text:p>
      <text:p text:style-name="P2"/>
      <text:p text:style-name="P2">6. <text:span text:style-name="T2">How many dt and dd group can be contained within a dl?</text:span></text:p>
      <text:p text:style-name="P3">More than one.</text:p>
      <text:p text:style-name="P3"/>
      <text:p text:style-name="P3">7. <text:span text:style-name="T3">Purists argue what should be used only for defining terms line in a dictionary or glossary?</text:span></text:p>
      <text:p text:style-name="P4">Dl</text:p>
      <text:p text:style-name="P4"/>
      <text:p text:style-name="P4">8. In which version of HTML dl <text:s/>is not defined so strictly?</text:p>
      <text:p text:style-name="P4">HTML4.</text:p>
      <text:p text:style-name="P4"/>
      <text:p text:style-name="P4">9. Which is best fitted for term-description relationship?</text:p>
      <text:p text:style-name="P4">Dl</text:p>
      <text:p text:style-name="P4"/>
      <text:p text:style-name="P4">10. What are questionable in HTM5?</text:p>
      <text:p text:style-name="P4">B span.</text:p>
      <text:p text:style-name="P4"/>
      <text:p text:style-name="P4">11. dt defines:</text:p>
      <text:p text:style-name="P4">A definition list.</text:p>
      <text:p text:style-name="P4"/>
      <text:p text:style-name="P4">12. dt may contain -------- content only.</text:p>
      <text:p text:style-name="P4">Inline.</text:p>
      <text:p text:style-name="P4"/>
      <text:p text:style-name="P5">13. <text:span text:style-name="T4">Using li element we can specify</text:span></text:p>
      <text:p text:style-name="P5"><text:span text:style-name="T4">unordered list <text:s/>ordered list.</text:span></text:p>
      <text:p text:style-name="P5"/>
      <text:p text:style-name="P5"><text:span text:style-name="T4">14. Which is deprecated attributes in X/HTML?</text:span></text:p>
      <text:p text:style-name="P5"><text:span text:style-name="T4">Type value</text:span></text:p>
      <text:p text:style-name="P5"/>
      <text:p text:style-name="P5"><text:span text:style-name="T4">15. menu element is included in ?</text:span></text:p>
      <text:p text:style-name="P5"><text:span text:style-name="T4">HTML5.</text:span></text:p>
      <text:p text:style-name="P5"/>
      <text:p text:style-name="P5"><text:span text:style-name="T4">16. value = “number” is a valid attribute in HTML5 as long as?</text:span></text:p>
      <text:p text:style-name="P5"><text:s/><text:span text:style-name="T4">Li is a child of an ol.</text:span></text:p>
      <text:p text:style-name="P5"/>
      <text:p text:style-name="P5"><text:soft-page-break/><text:span text:style-name="T4">17. The value attribute contain:</text:span></text:p>
      <text:p text:style-name="P5"><text:span text:style-name="T4">only valid integer.</text:span></text:p>
      <text:p text:style-name="P5"/>
      <text:p text:style-name="P5"><text:span text:style-name="T4">18. &lt;ol&gt;&lt;li value=”3”&gt;Delores Cardinal&lt;/li&gt;&lt;/ol&gt; what will be on output?</text:span></text:p>
      <text:p text:style-name="P5"><text:span text:style-name="T4">Whether there 3</text:span><text:span text:style-name="T5">rd</text:span><text:span text:style-name="T4"> position is </text:span><text:s/><text:span text:style-name="T4">printed or not , Delores Cardinal will be printed on 3</text:span><text:span text:style-name="T5">rd</text:span><text:span text:style-name="T4"> position.</text:span></text:p>
      <text:p text:style-name="P5"/>
      <text:p text:style-name="P6">19. list-style-type: upper roman is equivalent to :</text:p>
      <text:p text:style-name="P5"><text:span text:style-name="T4">&lt;ol&gt;&lt;li value=”3”&gt;Delores Cardinal&lt;/li&gt;&lt;/ol&gt; </text:span></text:p>
      <text:p text:style-name="P5"/>
      <text:p text:style-name="P6">20. Each list item is represented by a li element , which can contain :</text:p>
      <text:p text:style-name="P6">block-level content inline content</text:p>
      <text:p text:style-name="P6"/>
      <text:p text:style-name="P6">21. <text:span text:style-name="T6">We can control what type of maker appears with :</text:span></text:p>
      <text:p text:style-name="P7">list-style-type</text:p>
      <text:p text:style-name="P7"/>
      <text:p text:style-name="P7">22. <text:span text:style-name="T7">If the meaning of a list changes if it is shuffled the items around we should use:</text:span></text:p>
      <text:p text:style-name="P8">ol</text:p>
      <text:p text:style-name="P8"/>
      <text:p text:style-name="P8">23. <text:span text:style-name="T8">Which list is the proper choice for making up both breadcrumb and pagination navigation?</text:span></text:p>
      <text:p text:style-name="P9">Ordered list-sty</text:p>
      <text:p text:style-name="P9"/>
      <text:p text:style-name="P9">24. <text:span text:style-name="T9">Home &gt; Products &gt; Outdoors &gt; The Garden Weasel is an example of ?</text:span></text:p>
      <text:p text:style-name="P10">Breadcrumb.</text:p>
      <text:p text:style-name="P10"/>
      <text:p text:style-name="P10">25. The horizontal list of mostly numeric links we used to see on e-commerce and news sites is an example of:</text:p>
      <text:p text:style-name="P10">Pagination navigation</text:p>
      <text:p text:style-name="P10"/>
      <text:p text:style-name="P10">26. ol{list-style-type:none;} , what is the function of it?</text:p>
      <text:p text:style-name="P10">Turn off the markers in CSS.</text:p>
      <text:p text:style-name="P10"/>
      <text:p text:style-name="P10">27. &lt;ol start=”5”&gt; &lt;li&gt;<text:tab/><text:tab/>&lt;/li&gt;&lt;/ol&gt; defines what?</text:p>
      <text:p text:style-name="P10">Ordered list will start from 5.</text:p>
      <text:p text:style-name="P10"/>
      <text:p text:style-name="P10">28. &lt;ol start=”reversed”&gt; &lt;li&gt;<text:tab/><text:tab/>&lt;/li&gt;&lt;/ol&gt; defines what?</text:p>
      <text:p text:style-name="P10">Ordered list will start reversely. </text:p>
      <text:p text:style-name="P10"/>
      <text:p text:style-name="P10">29. ul{list-style:decimal;} , what is the function of it?</text:p>
      <text:p text:style-name="P10">Make sequential numbers appear as list item mark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0:00:27.670568298</meta:creation-date>
    <meta:generator>LibreOffice/6.0.6.2$Linux_X86_64 LibreOffice_project/00m0$Build-2</meta:generator>
    <dc:date>2018-10-10T11:03:44.976094445</dc:date>
    <meta:editing-duration>PT26M39S</meta:editing-duration>
    <meta:editing-cycles>10</meta:editing-cycles>
    <meta:document-statistic meta:table-count="0" meta:image-count="0" meta:object-count="0" meta:page-count="2" meta:paragraph-count="59" meta:word-count="413" meta:character-count="2360" meta:non-whitespace-character-count="1995"/>
  </office:meta>
</office:document-meta>
</file>